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line-height="200%"/>
    </style:style>
    <style:style style:name="T27" style:parent-style-name="DefaultParagraphFont" style:family="text">
      <style:text-properties style:font-name="Times New Roman" style:font-name-asian="Times New Roman" style:font-name-complex="Times New Roman"/>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Times New Roman" style:font-name-asian="Times New Roman" style:font-name-complex="Times New Roman"/>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P33" style:parent-style-name="Normal" style:family="paragraph">
      <style:paragraph-properties fo:line-height="200%"/>
      <style:text-properties style:font-name="Times New Roman" style:font-name-asian="Times New Roman" style:font-name-complex="Times New Roman"/>
    </style:style>
    <style:style style:name="P34" style:parent-style-name="Normal" style:family="paragraph">
      <style:paragraph-properties fo:line-height="200%"/>
      <style:text-properties style:font-name="Times New Roman" style:font-name-asian="Times New Roman" style:font-name-complex="Times New Roman"/>
    </style:style>
    <style:style style:name="P35" style:parent-style-name="Normal" style:family="paragraph">
      <style:paragraph-properties fo:line-height="200%"/>
      <style:text-properties style:font-name="Times New Roman" style:font-name-asian="Times New Roman" style:font-name-complex="Times New Roman"/>
    </style:style>
    <style:style style:name="P36" style:parent-style-name="Normal" style:family="paragraph">
      <style:paragraph-properties fo:line-height="200%"/>
      <style:text-properties style:font-name="Times New Roman" style:font-name-asian="Times New Roman" style:font-name-complex="Times New Roman"/>
    </style:style>
    <style:style style:name="P37" style:parent-style-name="Normal" style:family="paragraph">
      <style:paragraph-properties fo:line-height="200%"/>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Times New Roman" style:font-name-asian="Times New Roman" style:font-name-complex="Times New Roman"/>
    </style:style>
    <style:style style:name="T42" style:parent-style-name="DefaultParagraphFont" style:family="text">
      <style:text-properties style:font-name="Times New Roman" style:font-name-asian="Times New Roman" style:font-name-complex="Times New Roman"/>
    </style:style>
    <style:style style:name="T43" style:parent-style-name="DefaultParagraphFont" style:family="text">
      <style:text-properties style:font-name="Times New Roman" style:font-name-asian="Times New Roman" style:font-name-complex="Times New Roman"/>
    </style:style>
    <style:style style:name="T44" style:parent-style-name="DefaultParagraphFont" style:family="text">
      <style:text-properties style:font-name="Times New Roman" style:font-name-asian="Times New Roman" style:font-name-complex="Times New Roman"/>
    </style:style>
    <style:style style:name="T45" style:parent-style-name="DefaultParagraphFont" style:family="text">
      <style:text-properties style:font-name="Times New Roman" style:font-name-asian="Times New Roman" style:font-name-complex="Times New Roman"/>
    </style:style>
    <style:style style:name="T46" style:parent-style-name="DefaultParagraphFont" style:family="text">
      <style:text-properties style:font-name="Times New Roman" style:font-name-asian="Times New Roman" style:font-name-complex="Times New Roman"/>
    </style:style>
    <style:style style:name="T47" style:parent-style-name="DefaultParagraphFont" style:family="text">
      <style:text-properties style:font-name="Times New Roman" style:font-name-asian="Times New Roman" style:font-name-complex="Times New Roman"/>
    </style:style>
  </office:automatic-styles>
  <office:body>
    <office:text text:use-soft-page-breaks="true">
      <text:p text:style-name="P1"><text:span text:style-name="T27">Development Choices:</text:span><text:line-break/><text:tab/><text:span text:style-name="T28">I chose my scene due to the complexity and interest of the scene. There were many objects that could be added or taken away depending on how programming it would go. I decided to leave out the smaller dice to avoid making the scene cluttered and confusing. The object</text:span><text:span text:style-name="T29">s</text:span><text:span text:style-name="T30"><text:s/>I use</text:span><text:span text:style-name="T31">d covered many shapes including a plane, cylinders, a tapered cylinder, boxes, and torus.<text:s/></text:span><text:span text:style-name="T32">These objects were also in different placements that added to the scene. The positioning of some shapes further back and shapes on top of or connected to each other, made for an interesting scene.<text:s/></text:span></text:p>
      <text:p text:style-name="P33">The process of developing the scene started with creating all of the shapes and sizing them. Looking at the original image to compare, small adjustments were made until they matched up. Then positioning and rotating all of the objects so they were placed properly. The next step was<text:s/>adding the textures to the objects that made sense for what the object was. Finally, adding lighting started with an ambient point light before using the directional light to add more diffuse light. Finally, a specular point light and a moving spotlight were added to highlight the shapes further. Shader textures were added to the different objects to affect how the light reflected and looked on specific objects.<text:s/></text:p>
      <text:p text:style-name="P34">Navigation:</text:p>
      <text:p text:style-name="P35">The navigation for this scene uses the keyboard and mouse. Movement that is forward, backward, side-to-side, up, and down are all controlled by keys on the keyboard. They<text:s/>allow<text:s/>the camera to move closer<text:s/>or further away from the scene. This navigation also allows for closer inspection of the objects.<text:s/>The mouse allows the viewer to move the camera angle and view as the view tracks the mouse cursor position. The scroll wheel on the mouse is used to control the speed that the camera moves<text:s/>to either speed up or slow down when using the keyboard keys to move. The specific keys are w for forward, a for left, s for back, d for right, q for up, and e for<text:s/>down. The keyboard also is set to use p for a perspective view of the scene and o for an orthographic view of the scene.<text:s/></text:p>
      <text:p text:style-name="P36">Custom functions:</text:p>
      <text:p text:style-name="P37"><text:span text:style-name="T38">In the ViewManager class, additions were made to the Mouse_Scroll_Callback and ProcessKeyboardEvents functions that allowed for more keyboard presses to perform actions and allowed for the mouse scroll to control the speed of the camera.<text:s/></text:span><text:span text:style-name="T39">In other OpenGL classes, reusing the keyboard events and structure of the mouse_scroll_callback will make other scenes easier to view. In the Scene Manager class, added functions include DefineObjectMaterials, Set</text:span><text:span text:style-name="T40">upSceneLights, and LoadSceneTextures. <text:s/>D</text:span><text:span text:style-name="T41">efineObjectMaterials is set for three different types of materials that react differently to different kinds of light and allow for light to reflect or reflect less in some cases.<text:s/></text:span><text:span text:style-name="T42">For example, t</text:span><text:span text:style-name="T43">here is a “shiny” shading that allows for objects that are bright and refle</text:span><text:span text:style-name="T44">ctive such as the metal wire. This could be used for any material like that.</text:span><text:span text:style-name="T45"><text:s/>The plastic and paper shaders would also be easily replicated and used elsewhere. SetupSceneLights includes four different lights. Three control t</text:span><text:span text:style-name="T46">he three different types of light and one is a moveable spotlight. Even if the exact values aren’t used, the way of creating the lights could be reused with another project that would involve just changing arguments. Finally, LoadSceneTextures allows for diff</text:span><text:span text:style-name="T47">erent objects to be given textures that look closer to the original material than just coloring the objects. Things that are made of paper in the original image are textured like paper in this scen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P9" style:parent-style-name="Header" style:family="paragraph">
      <style:paragraph-properties fo:margin-left="-0.0798in">
        <style:tab-stops>
          <style:tab-stop style:type="center" style:position="3.3298in"/>
          <style:tab-stop style:type="right" style:position="6.5798in"/>
        </style:tab-stops>
      </style:paragraph-properties>
    </style:style>
    <style:style style:name="P10" style:parent-style-name="Header" style:family="paragraph">
      <style:paragraph-properties fo:margin-left="-0.0798in">
        <style:tab-stops>
          <style:tab-stop style:type="center" style:position="3.3298in"/>
          <style:tab-stop style:type="right" style:position="6.5798in"/>
        </style:tab-stops>
      </style:paragraph-properties>
    </style:style>
    <style:style style:name="P11"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12" style:family="table-cell">
      <style:table-cell-properties fo:border="none" style:writing-mode="lr-tb" fo:padding-top="0in" fo:padding-left="0.075in" fo:padding-bottom="0in" fo:padding-right="0.075in"/>
    </style:style>
    <style:style style:name="P13" style:parent-style-name="Header" style:family="paragraph">
      <style:paragraph-properties fo:text-align="center"/>
    </style:style>
    <style:style style:name="TableCell14" style:family="table-cell">
      <style:table-cell-properties fo:border="none" style:writing-mode="lr-tb" fo:padding-top="0in" fo:padding-left="0.075in" fo:padding-bottom="0in" fo:padding-right="0.075in"/>
    </style:style>
    <style:style style:name="P15" style:parent-style-name="Header" style:family="paragraph">
      <style:paragraph-properties fo:text-align="end" fo:margin-right="-0.0798in"/>
    </style:style>
    <style:style style:name="TableColumn17" style:family="table-column">
      <style:table-column-properties style:column-width="2.1666in" style:use-optimal-column-width="false"/>
    </style:style>
    <style:style style:name="TableColumn18" style:family="table-column">
      <style:table-column-properties style:column-width="2.1666in" style:use-optimal-column-width="false"/>
    </style:style>
    <style:style style:name="TableColumn19" style:family="table-column">
      <style:table-column-properties style:column-width="2.1666in" style:use-optimal-column-width="false"/>
    </style:style>
    <style:style style:name="Table16" style:family="table">
      <style:table-properties style:width="6.5in" fo:margin-left="0in" table:align="left"/>
    </style:style>
    <style:style style:name="TableRow20" style:family="table-row">
      <style:table-row-properties style:min-row-height="0.2083in" style:use-optimal-row-height="false"/>
    </style:style>
    <style:style style:name="TableCell21" style:family="table-cell">
      <style:table-cell-properties fo:border="none" style:writing-mode="lr-tb" fo:padding-top="0in" fo:padding-left="0.075in" fo:padding-bottom="0in" fo:padding-right="0.075in"/>
    </style:style>
    <style:style style:name="P22"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3" style:family="table-cell">
      <style:table-cell-properties fo:border="none" style:writing-mode="lr-tb" fo:padding-top="0in" fo:padding-left="0.075in" fo:padding-bottom="0in" fo:padding-right="0.075in"/>
    </style:style>
    <style:style style:name="P24" style:parent-style-name="Header" style:family="paragraph">
      <style:paragraph-properties fo:text-align="center"/>
    </style:style>
    <style:style style:name="TableCell25" style:family="table-cell">
      <style:table-cell-properties fo:border="none" style:writing-mode="lr-tb" fo:padding-top="0in" fo:padding-left="0.075in" fo:padding-bottom="0in" fo:padding-right="0.075in"/>
    </style:style>
    <style:style style:name="P26"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CS 330</text:p>
              <text:p text:style-name="P9">Final Project Reflection</text:p>
              <text:p text:style-name="P10">Remy Welham<text:s/></text:p>
              <text:p text:style-name="P11">23.03.25</text:p>
            </table:table-cell>
            <table:table-cell table:style-name="TableCell12">
              <text:p text:style-name="P13"/>
            </table:table-cell>
            <table:table-cell table:style-name="TableCell14">
              <text:p text:style-name="P15"/>
            </table:table-cell>
          </table:table-row>
        </table:table>
        <text:p text:style-name="Header"/>
      </style:header>
      <style:footer>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
            </table:table-cell>
            <table:table-cell table:style-name="TableCell25">
              <text:p text:style-name="P26"/>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Welham, Remy</meta:initial-creator>
    <dc:creator>Welham, Remy</dc:creator>
    <meta:creation-date>2025-02-23T18:36:00Z</meta:creation-date>
    <dc:date>2025-02-23T18:36:00Z</dc:date>
    <meta:template xlink:href="Normal.dotm" xlink:type="simple"/>
    <meta:editing-cycles>1</meta:editing-cycles>
    <meta:editing-duration>PT0S</meta:editing-duration>
    <meta:document-statistic meta:page-count="1" meta:paragraph-count="7" meta:word-count="527" meta:character-count="3526" meta:row-count="25" meta:non-whitespace-character-count="3006"/>
  </office:meta>
</office:document-meta>
</file>